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edDiskCacheFacto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Facto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Factory.createCache( AuxiliaryCacheAttributes iaca , ICompositeCacheManager cacheMg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